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499cm" style:contextual-spacing="false" fo:text-align="end" style:justify-single-word="false"/>
      <style:text-properties officeooo:rsid="000b19f3" officeooo:paragraph-rsid="000b19f3"/>
    </style:style>
    <style:style style:name="P2" style:family="paragraph" style:parent-style-name="Standard">
      <style:paragraph-properties fo:margin-top="0cm" fo:margin-bottom="0.499cm" style:contextual-spacing="false" fo:text-align="justify" style:justify-single-word="false"/>
    </style:style>
    <style:style style:name="P3" style:family="paragraph" style:parent-style-name="Standard">
      <style:paragraph-properties fo:margin-top="0cm" fo:margin-bottom="0.499cm" style:contextual-spacing="false"/>
      <style:text-properties fo:font-size="16pt" fo:font-weight="bold" style:font-size-asian="16pt" style:font-weight-asian="bold" style:font-size-complex="16pt" style:font-weight-complex="bold"/>
    </style:style>
    <style:style style:name="P4" style:family="paragraph" style:parent-style-name="Standard">
      <style:paragraph-properties fo:margin-top="0cm" fo:margin-bottom="0.499cm" style:contextual-spacing="false" fo:text-align="start" style:justify-single-word="false"/>
      <style:text-properties fo:font-style="normal" officeooo:rsid="000b19f3" officeooo:paragraph-rsid="000b19f3" style:font-style-asian="normal" style:font-style-complex="normal"/>
    </style:style>
    <style:style style:name="P5" style:family="paragraph" style:parent-style-name="Standard">
      <style:paragraph-properties fo:margin-top="0cm" fo:margin-bottom="0.499cm" style:contextual-spacing="false" fo:text-align="start" style:justify-single-word="false"/>
      <style:text-properties fo:font-style="normal" officeooo:rsid="000c484e" officeooo:paragraph-rsid="000c484e" style:font-style-asian="normal" style:font-style-complex="normal"/>
    </style:style>
    <style:style style:name="P6" style:family="paragraph" style:parent-style-name="Standard">
      <style:paragraph-properties fo:margin-top="0cm" fo:margin-bottom="0.499cm" style:contextual-spacing="false" fo:text-align="start" style:justify-single-word="false"/>
      <style:text-properties fo:font-style="normal" fo:font-weight="bold" officeooo:rsid="000c484e" officeooo:paragraph-rsid="000c484e" style:font-style-asian="normal" style:font-weight-asian="bold" style:font-style-complex="normal" style:font-weight-complex="bold"/>
    </style:style>
    <style:style style:name="T1" style:family="text">
      <style:text-properties officeooo:rsid="000b19f3"/>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fo:font-style="normal" style:font-style-asian="normal" style:font-style-complex="normal"/>
    </style:style>
    <style:style style:name="T5" style:family="text">
      <style:text-properties officeooo:rsid="000c48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ork ‘wellness’ programmes don't make employees happier - but I know what does</text:p>
      <text:p text:style-name="P2">1 : Bosses want you to be well – but they may be making you ill. To help improve employee health, companies are doing everything from helping workers to stop smoking, offering diet plans and health food, and introducing yoga and exercise sessions, to installing bicycle-powered desks, giving employees apps that track their movements and sleep, providing therapists, taking employees on outdoor adventures and much more.</text:p>
      <text:p text:style-name="P2"><text:span text:style-name="T5">2 : </text:span>Companies around the world spent $61.2bn on wellness interventions in 2021. That amount is projected to grow to $94.6bn in 2026. The problem is that most workplace wellbeing interventions cost money and take up time, but have little or no impact on employee wellbeing. In some cases, they may actually undermine workplace wellbeing. It turns out the most effective way to improve employee mental health is by reducing stress, rather than adding new ways to cope with it.</text:p>
      <text:p text:style-name="P2"><text:span text:style-name="T5">3 : </text:span>A new study by Oxford University’s William Fleming examines the impact of a wide range of workplace wellbeing interventions such as stress management and mindfulness classes, and wellbeing apps. It found that almost none of these interventions had any statistically significant impact on worker wellbeing or job satisfaction. They did not improve employees’ sense of belonging at work or reduce perceived time pressures. <text:span text:style-name="T1">T</text:span>hey <text:span text:style-name="T1">did not </text:span>make employees feel supported or improve workplace relationships <text:span text:style-name="T1">either</text:span>. In some cases, wellbeing interventions seemed to make matters worse. [...]</text:p>
      <text:p text:style-name="P2"><text:span text:style-name="T5">4 : </text:span>The working practices of many organisations seem to actually discourage employee wellness. Stanford University’s Jeffrey Pfeffer was part of a team that looked at how many common workplace stressors drive ill health and even death. […] They identified 10 of the most common workplace sources of stress including shift work, long working hours, job insecurity, conflicts between work and life, low job control, high work demands and lack of support. When they investigated the effect of these factors on the entire US population, they found that about 120,000 deaths a year may be attributable to these bad workplace practices. [...]</text:p>
      <text:p text:style-name="P2"><text:span text:style-name="T5">5 : </text:span>While companies seem to excel at making their employees ill, the question remains about what they can do to help them feel better. Fleming points out that it is possible to improve employee wellbeing by focusing on more structural aspects of work. These include improving pay, providing secure contracts, giving employees some flexibility and control over their work schedule, and providing opportunities for upskilling and mentoring. [...]</text:p>
      <text:p text:style-name="P2"><text:span text:style-name="T5">6 : </text:span>Most workplaces are not temples of wellness. In some cases, they can be quite the opposite. What’s more, many of the interventions employers use routinely to supposedly improve employee wellbeing appear to make no difference – or in some cases, can even make things worse. The good news for leaders and employees is that we know what does work; instead of investing in ineffective initiatives, leaders should focus on taking away stressors. This means getting rid of unnecessarily complicated systems, poorly trained managers, and – in some cases – ineffective wellness interventions.</text:p>
      <text:p text:style-name="P1">André Spicer, <text:span text:style-name="T2">The Guardian</text:span><text:span text:style-name="T3">, January 17</text:span><text:span text:style-name="T4">th</text:span><text:span text:style-name="T3">, 2024</text:span></text:p>
      <text:p text:style-name="P4">wellness : bien-être</text:p>
      <text:p text:style-name="P5">to take away / to get rid of : enlever/se débarasser de</text:p>
      <text:p text:style-name="P6">Etape 1 : Introduit en français le document</text:p>
      <text:p text:style-name="P6">Etape 2 : Pour chaque paragraphe, explique en français ce que tu as compr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22cm" fo:margin-bottom="2.025cm" fo:margin-left="1.39cm" fo:margin-right="1.62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5:27:23.993205448</meta:creation-date>
    <meta:editing-duration>PT7M14S</meta:editing-duration>
    <meta:editing-cycles>2</meta:editing-cycles>
    <meta:generator>LibreOffice/7.3.7.2$Linux_X86_64 LibreOffice_project/30$Build-2</meta:generator>
    <dc:date>2025-05-21T15:28:19.108698458</dc:date>
    <meta:document-statistic meta:table-count="0" meta:image-count="0" meta:object-count="0" meta:page-count="1" meta:paragraph-count="12" meta:word-count="552" meta:character-count="3465" meta:non-whitespace-character-count="2921"/>
  </office:meta>
</office:document-meta>
</file>